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0fc721" officeooo:paragraph-rsid="000fc721"/>
    </style:style>
    <style:style style:name="P2" style:family="paragraph" style:parent-style-name="Standard">
      <style:text-properties officeooo:rsid="000f2da7" officeooo:paragraph-rsid="000f2da7"/>
    </style:style>
    <style:style style:name="P3" style:family="paragraph" style:parent-style-name="Standard">
      <style:text-properties officeooo:rsid="000fc721" officeooo:paragraph-rsid="000fc7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8d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Redacta tus metas a corto, medio y largo plazo.</text:h>
      <text:p text:style-name="P2"/>
      <text:p text:style-name="P2"><text:span text:style-name="T1">Meta a corto:</text:span> Conseguir terminar la ingeniería y trabajar en mi puesto de trabajo.</text:p>
      <text:p text:style-name="P2"><text:span text:style-name="T1">Meta a medio:</text:span> Conseguir una formación más completa en el puesto de trabajo.</text:p>
      <text:p text:style-name="P2"><text:span text:style-name="T1">Meta a largo plazo:</text:span> Ascender en responsabilidades y puestos más avanzados.</text:p>
      <text:p text:style-name="P2"/>
      <text:h text:style-name="Heading_20_2" text:outline-level="2">2. Márcate tiempos aproximados para lograrlas.</text:h>
      <text:p text:style-name="P2"/>
      <text:p text:style-name="P2"><text:span text:style-name="T1">Meta a corto: </text:span>1 año <text:span text:style-name="T2">aproximadamente.</text:span></text:p>
      <text:p text:style-name="P2"><text:span text:style-name="T1">Meta a medio:</text:span> 2 años <text:span text:style-name="T2">aproximadamente</text:span>.</text:p>
      <text:p text:style-name="P2"><text:span text:style-name="T1">Meta a largo</text:span>: 3-10 años <text:span text:style-name="T2">aproximadamente</text:span>.</text:p>
      <text:p text:style-name="P2"/>
      <text:h text:style-name="Heading_20_2" text:outline-level="2">3. Define estrategias para conseguir cada una de las metas.</text:h>
      <text:p text:style-name="P2"/>
      <text:p text:style-name="P3">En primer lugar, para conseguir el empleo, completo un bootcamp de formación base que me permita perfilar mis herramientas y capacidades antes de entrar. Tras ello, para la meta a medio plazo, colaboro con mi equipo de trabajo y voy a la formación que desarrollan dentro de la empresa. Finalmente, a largo plazo, trabajo en mejorar con esfuerzo y dedicación mis habilidades, para conseguir un ascenso que me lleve a puestos avanzad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c721" officeooo:paragraph-rsid="000fc72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dro Antonio Mayorgas Parejo – coach laboral laboratorio 0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7:28:14.418653761</meta:creation-date>
    <dc:date>2023-08-21T18:17:15.443522573</dc:date>
    <meta:editing-duration>PT49M1S</meta:editing-duration>
    <meta:editing-cycles>4</meta:editing-cycles>
    <meta:generator>LibreOffice/7.5.5.2$Linux_X86_64 LibreOffice_project/50$Build-2</meta:generator>
    <meta:document-statistic meta:table-count="0" meta:image-count="0" meta:object-count="0" meta:page-count="1" meta:paragraph-count="11" meta:word-count="162" meta:character-count="993" meta:non-whitespace-character-count="841"/>
  </office:meta>
</office:document-meta>
</file>